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xture model ‘to do’ list</text:p>
      <text:p text:style-name="Standard"/>
      <text:list xml:id="list1407716256" text:style-name="L1">
        <text:list-item>
          <text:p text:style-name="P1">MixtureModelEdgeParameters should use EigenSystem instead of MatrixExponential</text:p>
        </text:list-item>
      </text:list>
      <text:p text:style-name="Standard"/>
      <text:p text:style-name="Standard"/>
      <text:p text:style-name="Standard">General ‘to do’ list</text:p>
      <text:list xml:id="list668334527" text:style-name="L2">
        <text:list-item>
          <text:p text:style-name="P2">Completely replace MatrixExponential with EigenSystem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Woodhams</meta:initial-creator>
    <meta:creation-date>2009-09-10T10:01:06</meta:creation-date>
    <dc:date>2009-09-10T14:41:21</dc:date>
    <dc:creator>Michael Woodhams</dc:creator>
    <meta:editing-duration>PT04H40M16S</meta:editing-duration>
    <meta:editing-cycles>2</meta:editing-cycles>
    <meta:generator>OpenOffice.org/3.0$Linux OpenOffice.org_project/300m15$Build-9379</meta:generator>
    <meta:document-statistic meta:table-count="0" meta:image-count="0" meta:object-count="0" meta:page-count="1" meta:paragraph-count="4" meta:word-count="25" meta:character-count="179"/>
    <meta:user-defined meta:name="Info 1"/>
    <meta:user-defined meta:name="Info 2"/>
    <meta:user-defined meta:name="Info 3"/>
    <meta:user-defined meta:name="Info 4"/>
  </office:meta>
</office:document-meta>
</file>